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102cm" svg:stroke-color="#000000" draw:marker-start-width="0.356cm" draw:marker-end-width="0.356cm" draw:fill="none" draw:textarea-horizontal-align="justify" draw:textarea-vertical-align="middle" draw:auto-grow-height="false" fo:min-height="6.508cm" fo:min-width="4.226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draw:stroke="dash" draw:stroke-dash="Long_20_Dash" svg:stroke-width="0.102cm" svg:stroke-color="#000000" draw:marker-start-width="0.356cm" draw:marker-end-width="0.356cm" draw:fill="none" draw:textarea-horizontal-align="justify" draw:textarea-vertical-align="middle" draw:auto-grow-height="false" fo:min-height="1.415cm" fo:min-width="8.415cm" fo:padding-top="0.176cm" fo:padding-bottom="0.176cm" fo:padding-left="0.301cm" fo:padding-right="0.301cm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5.288cm" fo:min-width="1.228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1.0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433cm" fo:min-width="4.199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3.056cm"/>
      <style:paragraph-properties style:writing-mode="lr-tb"/>
    </style:style>
    <style:style style:name="gr8" style:family="graphic" style:parent-style-name="objectwithoutfill">
      <style:graphic-properties draw:marker-start="Arrow" draw:marker-start-width="0.305cm" draw:marker-end="Arrow" draw:marker-end-width="0.3cm" draw:fill="solid" draw:textarea-vertical-align="middle"/>
    </style:style>
    <style:style style:name="gr9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26cm" svg:height="6.858cm" svg:x="15.178cm" svg:y="3.781cm">
          <text:p text:style-name="P1">GPU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017cm" svg:height="1.767cm" svg:x="1.335cm" svg:y="9.38cm">
          <text:p text:style-name="P1"/>
          <text:p text:style-name="P1">GPU Queue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1.778cm" svg:height="5.588cm" svg:x="2.097cm" svg:y="4.416cm">
            <text:p text:style-name="P1">λ1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24cm" svg:height="1.524cm" svg:x="2.224cm" svg:y="8.329cm">
            <text:p text:style-name="P1">λ1</text:p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24cm" svg:height="1.524cm" svg:x="2.224cm" svg:y="6.805cm">
            <text:p text:style-name="P1">λ1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1.391cm" svg:height="0.962cm" draw:transform="rotate (-1.58545709251165) translate (3.56cm 5.105cm)">
            <draw:text-box>
              <text:p>. . .</text:p>
            </draw:text-box>
          </draw:frame>
        </draw:g>
        <draw:g>
          <draw:custom-shape draw:style-name="gr3" draw:text-style-name="P2" draw:layer="layout" svg:width="1.778cm" svg:height="5.588cm" svg:x="4.764cm" svg:y="4.416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24cm" svg:height="1.524cm" svg:x="4.891cm" svg:y="8.329cm">
            <text:p text:style-name="P1">λ2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1.391cm" svg:height="0.962cm" draw:transform="rotate (-1.58545709251165) translate (6.227cm 5.105cm)">
            <draw:text-box>
              <text:p>. . .</text:p>
            </draw:text-box>
          </draw:frame>
        </draw:g>
        <draw:custom-shape draw:style-name="gr6" draw:text-style-name="P1" draw:layer="layout" svg:width="4.699cm" svg:height="3.683cm" svg:x="11.495cm" svg:y="14.195cm">
          <text:p text:style-name="P1">GPU Manag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56cm" svg:height="2.286cm" svg:x="15.94cm" svg:y="5.305cm">
          <text:p text:style-name="P1">GPU 0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2" draw:layer="layout" svg:width="1.778cm" svg:height="5.588cm" svg:x="7.558cm" svg:y="4.44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524cm" svg:height="1.524cm" svg:x="7.685cm" svg:y="8.356cm">
            <text:p text:style-name="P1">λn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1.391cm" svg:height="0.962cm" draw:transform="rotate (-1.58545709251165) translate (9.021cm 5.132cm)">
            <draw:text-box>
              <text:p>. . .</text:p>
            </draw:text-box>
          </draw:frame>
        </draw:g>
        <draw:line draw:style-name="gr8" draw:text-style-name="P4" draw:layer="layout" svg:x1="13.908cm" svg:y1="14.195cm" svg:x2="17.464cm" svg:y2="10.766cm">
          <text:p/>
        </draw:line>
        <draw:line draw:style-name="gr9" draw:text-style-name="P4" draw:layer="layout" svg:x1="5.907cm" svg:y1="11.147cm" svg:x2="11.495cm" svg:y2="15.592cm">
          <text:p/>
        </draw:line>
        <draw:line draw:style-name="gr9" draw:text-style-name="P4" draw:layer="layout" svg:x1="10.352cm" svg:y1="10.131cm" svg:x2="15.178cm" svg:y2="8.099cm">
          <text:p/>
        </draw:line>
        <draw:custom-shape draw:style-name="gr7" draw:text-style-name="P1" draw:layer="layout" svg:width="3.556cm" svg:height="2.286cm" svg:x="15.94cm" svg:y="7.718cm">
          <text:p text:style-name="P1">GPU 1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281cm" svg:height="0.962cm" svg:x="2.666cm" svg:y="2.967cm">
          <draw:text-box>
            <text:p>1) Per-function flows</text:p>
          </draw:text-box>
        </draw:frame>
        <draw:custom-shape draw:style-name="gr4" draw:text-style-name="P1" draw:layer="layout" svg:width="1.524cm" svg:height="1.524cm" svg:x="1.081cm" svg:y="1.135cm">
          <text:p text:style-name="P1">λ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2.224cm" svg:y1="2.659cm" svg:x2="2.859cm" svg:y2="4.437cm">
          <text:p/>
        </draw:line>
        <draw:frame draw:style-name="gr10" draw:text-style-name="P5" draw:layer="layout" svg:width="4.064cm" svg:height="1.673cm" svg:x="10.479cm" svg:y="7.358cm">
          <draw:text-box>
            <text:p text:style-name="P1">3) Dispatch to GPU</text:p>
          </draw:text-box>
        </draw:frame>
        <draw:frame draw:style-name="gr11" draw:text-style-name="P5" draw:layer="layout" svg:width="5.207cm" svg:height="2.384cm" svg:x="11.114cm" svg:y="11.676cm">
          <draw:text-box>
            <text:p text:style-name="P1">4) Monitor GPU Utilization</text:p>
          </draw:text-box>
        </draw:frame>
        <draw:frame draw:style-name="gr11" draw:text-style-name="P5" draw:layer="layout" svg:width="5.207cm" svg:height="2.384cm" svg:x="3.494cm" svg:y="12.848cm">
          <draw:text-box>
            <text:p text:style-name="P1">2) Token to run on GPU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9.3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08T10:53:17.513687885</meta:creation-date>
    <meta:generator>LibreOffice/6.4.7.2$Linux_X86_64 LibreOffice_project/40$Build-2</meta:generator>
    <dc:date>2024-02-08T12:31:51.672783411</dc:date>
    <meta:editing-duration>PT1H38M26S</meta:editing-duration>
    <meta:editing-cycles>15</meta:editing-cycles>
    <meta:document-statistic meta:object-count="27"/>
  </office:meta>
</office:document-meta>
</file>